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yla Shaver</text:p>
      <text:p text:style-name="Standard">Testcases Employ.py</text:p>
      <text:p text:style-name="Standard"/>
      <text:p text:style-name="Standard"/>
      <text:p text:style-name="Standard"/>
      <text:p text:style-name="Standard">&gt;&gt;&gt; </text:p>
      <text:p text:style-name="Standard">(Jim, Le, 111-11-1111, 1995-04-24, 2013-04-24 18:01:23.672724, 5.0)</text:p>
      <text:p text:style-name="Standard">(Jane, Lee, 123-45-6789, 1989-12-03, 2013-04-24 18:01:23.672489, 20.0)</text:p>
      <text:p text:style-name="Standard">20.0</text:p>
      <text:p text:style-name="Standard">(Bobby, Green, 111-22-3333, 1987-09-10, 2013-04-24 18:01:23.689639, 15.0), ['Jordan Goldin']</text:p>
      <text:p text:style-name="Standard">525.0</text:p>
      <text:p text:style-name="Standard">(Cayla, Shaver, 999-88-7777, 1988-08-10, 2013-04-24 18:01:23.693065, 50.0), ['Jordan Goldin'], Main Office</text:p>
      <text:p text:style-name="Standard">1250.0</text:p>
      <text:p text:style-name="Standard">(Billy, James, 777-88-9999, 2000-05-03, 2013-04-24 18:01:23.696708, 15.0), ['Jordan Goldin'], Line Alpha</text:p>
      <text:p text:style-name="Standard">675.0</text:p>
      <text:p text:style-name="Standard">(Janie, Wilson, 444-55-6666, 1964-02-24, 2013-04-24 18:01:23.699427, 11.0), ['Jordan Goldin'], ['Alpha', 'Bravo', 'Charlie']</text:p>
      <text:p text:style-name="Standard">220.0</text:p>
      <text:p text:style-name="Standard">(Jordan, Goldin, 333-22-1111, 1985-12-25, 2012-04-01, 4200.0),['Bobby Green', 'Cayla Shaver', 'Billy James', 'Janie Wilson']</text:p>
      <text:p text:style-name="Standard">4200.0</text:p>
      <text:p text:style-name="Standard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yla Shaver</meta:initial-creator>
    <meta:creation-date>2013-04-24T18:02:05</meta:creation-date>
    <dc:date>2013-04-24T18:02:58</dc:date>
    <dc:creator>Cayla Shaver</dc:creator>
    <meta:editing-duration>P0D</meta:editing-duration>
    <meta:editing-cycles>1</meta:editing-cycles>
    <meta:document-statistic meta:table-count="0" meta:image-count="0" meta:object-count="0" meta:page-count="1" meta:paragraph-count="17" meta:word-count="82" meta:character-count="757" meta:non-whitespace-character-count="690"/>
    <meta:generator>LibreOffice/3.5$Linux_X86_64 LibreOffice_project/350m1$Build-2</meta:generator>
  </office:meta>
</office:document-meta>
</file>